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000000" fo:letter-spacing="normal" fo:font-style="normal" fo:font-weight="normal"/>
    </style:style>
    <style:style style:name="P2" style:family="paragraph" style:parent-style-name="Preformatted_20_Text">
      <style:paragraph-properties fo:margin-left="0in" fo:margin-right="0in" fo:text-indent="0in" style:auto-text-indent="false"/>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Name: Sam</text:p>
      <text:p text:style-name="P1"># Evergreen Login: golsam27</text:p>
      <text:p text:style-name="P1"># Computer Science Foundations</text:p>
      <text:p text:style-name="P1"># Programming as a Way of Life</text:p>
      <text:p text:style-name="P1"># Journal 1</text:p>
      <text:p text:style-name="P1"/>
      <text:p text:style-name="P1">This week was very hard for me, I had a very bad cold but I was there every day except for Tuesday because my cold triggered a migraine. But the days I was there I learned a decent amount. On Monday we listened to lecture on what we would be covering this quarter and the quarters after this. I was very excited to hear that later we would also be covering java which I have more experience in then python. Then after that we did a pizza solving and learning seminar, and we broke off into groups to do our packets which had 2 problems to solve. This questions were about finding the sums of natural numbers and the steps in how to solve equations by self problem solving. The other problem was solving bolean true and false equations there reminded me of writing in C. I missed Tuesday, but on Wednesday we continued the morning lecture on propositional operations, which we also discused their order of operations. We also talked about Tautology, Contradictions, and logical Equivalence, as well as the three laws linking them. Then on Thursday at 1pm I meet because I was in group b and we firsted learned how to use logisim and the basic UNIX shell commands which I had learned previous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9:23:18.77</meta:creation-date>
    <meta:document-statistic meta:table-count="0" meta:image-count="0" meta:object-count="0" meta:page-count="1" meta:paragraph-count="6" meta:word-count="238" meta:character-count="1303"/>
    <dc:date>2013-10-04T19:41:02.68</dc:date>
    <meta:editing-duration>PT17M44S</meta:editing-duration>
    <meta:editing-cycles>1</meta:editing-cycles>
    <meta:generator>OpenOffice.org/3.4.1$Win32 OpenOffice.org_project/341m1$Build-9593</meta:generator>
  </office:meta>
</office:document-meta>
</file>